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3.929cm" fo:min-width="4.864cm" fo:padding-top="0.177cm" fo:padding-bottom="0.177cm" fo:padding-left="0.302cm" fo:padding-right="0.302cm" draw:shadow="hidden"/>
    </style:style>
    <style:style style:name="gr2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2.084cm" fo:min-width="5.145cm" fo:padding-top="0.177cm" fo:padding-bottom="0.177cm" fo:padding-left="0.302cm" fo:padding-right="0.302cm" draw:shadow="hidden"/>
    </style:style>
    <style:style style:name="gr3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9.122cm" fo:min-width="11.407cm" fo:padding-top="0.177cm" fo:padding-bottom="0.177cm" fo:padding-left="0.302cm" fo:padding-right="0.302cm" draw:shadow="hidden"/>
    </style:style>
    <style:style style:name="gr4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4.068cm" fo:min-width="10.319cm" fo:padding-top="0.177cm" fo:padding-bottom="0.177cm" fo:padding-left="0.302cm" fo:padding-right="0.302cm" draw:shadow="hidden"/>
    </style:style>
    <style:style style:name="gr5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1.362cm" fo:min-width="3.527cm" fo:padding-top="0.177cm" fo:padding-bottom="0.177cm" fo:padding-left="0.302cm" fo:padding-right="0.302cm" draw:shadow="hidden"/>
    </style:style>
    <style:style style:name="gr6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2.084cm" fo:min-width="4.647cm" fo:padding-top="0.177cm" fo:padding-bottom="0.177cm" fo:padding-left="0.302cm" fo:padding-right="0.302cm" draw:shadow="hidden"/>
    </style:style>
    <style:style style:name="gr7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2.084cm" fo:min-width="3.846cm" fo:padding-top="0.177cm" fo:padding-bottom="0.177cm" fo:padding-left="0.302cm" fo:padding-right="0.302cm" draw:shadow="hidden"/>
    </style:style>
    <style:style style:name="gr8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3.166cm" fo:min-width="5.027cm" fo:padding-top="0.177cm" fo:padding-bottom="0.177cm" fo:padding-left="0.302cm" fo:padding-right="0.302cm" draw:shadow="hidden"/>
    </style:style>
    <style:style style:name="gr9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5.697cm" fo:min-width="5.839cm" fo:padding-top="0.177cm" fo:padding-bottom="0.177cm" fo:padding-left="0.302cm" fo:padding-right="0.302cm" draw:shadow="hidden"/>
    </style:style>
    <style:style style:name="gr10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8.468cm" fo:min-width="5.662cm" fo:padding-top="0.177cm" fo:padding-bottom="0.177cm" fo:padding-left="0.302cm" fo:padding-right="0.302cm" draw:shadow="hidden"/>
    </style:style>
    <style:style style:name="gr11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2.714cm" fo:min-width="5.075cm" fo:padding-top="0.177cm" fo:padding-bottom="0.177cm" fo:padding-left="0.302cm" fo:padding-right="0.302cm" draw:shadow="hidden"/>
    </style:style>
    <style:style style:name="gr12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2.179cm" fo:min-width="5.135cm" fo:padding-top="0.177cm" fo:padding-bottom="0.177cm" fo:padding-left="0.302cm" fo:padding-right="0.302cm" draw:shadow="hidden"/>
    </style:style>
    <style:style style:name="gr13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3.798cm" fo:min-width="4.959cm" fo:padding-top="0.177cm" fo:padding-bottom="0.177cm" fo:padding-left="0.302cm" fo:padding-right="0.302cm" draw:shadow="hidden"/>
    </style:style>
    <style:style style:name="gr14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2.896cm" fo:min-width="5.057cm" fo:padding-top="0.177cm" fo:padding-bottom="0.177cm" fo:padding-left="0.302cm" fo:padding-right="0.302cm" draw:shadow="hidden"/>
    </style:style>
    <style:style style:name="gr15" style:family="graphic" style:parent-style-name="standard">
      <style:graphic-properties draw:stroke="dash" draw:stroke-dash="Fine_20_Dashed" svg:stroke-width="0.1cm" svg:stroke-color="#000000" draw:marker-start-width="0.283cm" draw:marker-end-width="0.283cm" draw:stroke-linejoin="miter" svg:stroke-linecap="square" draw:fill="none" draw:fill-color="#ffffff" draw:textarea-horizontal-align="left" draw:textarea-vertical-align="top" draw:auto-grow-height="false" fo:padding-top="0.144cm" fo:padding-bottom="0.144cm" fo:padding-left="0.264cm" fo:padding-right="0.264cm" fo:wrap-option="wrap" draw:shadow-color="#1c1c1c"/>
    </style:style>
    <style:style style:name="gr16" style:family="graphic" style:parent-style-name="standard">
      <style:graphic-properties draw:stroke="solid" draw:stroke-dash="Fine_20_Dashed" svg:stroke-width="0.1cm" svg:stroke-color="#000000" draw:marker-start-width="0.283cm" draw:marker-end-width="0.283cm" draw:stroke-linejoin="miter" svg:stroke-linecap="square" draw:fill="none" draw:fill-color="#ffffff" draw:textarea-horizontal-align="left" draw:textarea-vertical-align="top" draw:auto-grow-height="false" fo:padding-top="0.144cm" fo:padding-bottom="0.144cm" fo:padding-left="0.264cm" fo:padding-right="0.264cm" fo:wrap-option="wrap" draw:shadow-color="#1c1c1c"/>
    </style:style>
    <style:style style:name="gr17" style:family="graphic" style:parent-style-name="standard">
      <style:graphic-properties draw:stroke="solid" draw:stroke-dash="Fine_20_Dashed" svg:stroke-width="0.113cm" svg:stroke-color="#000000" draw:marker-start-width="0.301cm" draw:marker-end-width="0.301cm" draw:stroke-linejoin="miter" svg:stroke-linecap="square" draw:fill="none" draw:fill-color="#ffffff" draw:textarea-horizontal-align="left" draw:textarea-vertical-align="top" draw:auto-grow-height="false" fo:padding-top="0.149cm" fo:padding-bottom="0.149cm" fo:padding-left="0.269cm" fo:padding-right="0.269cm" fo:wrap-option="wrap" draw:shadow-color="#1c1c1c"/>
    </style:style>
    <style:style style:name="gr18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2.714cm" fo:min-width="4.277cm" fo:padding-top="0.177cm" fo:padding-bottom="0.177cm" fo:padding-left="0.302cm" fo:padding-right="0.302cm" draw:shadow="hidden"/>
    </style:style>
    <style:style style:name="gr19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-color="#000000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solid" draw:stroke-dash="Fine_20_Dashed" svg:stroke-width="0.141cm" svg:stroke-color="#000000" draw:marker-start-width="0.391cm" draw:marker-end-width="0.391cm" draw:stroke-linejoin="miter" svg:stroke-linecap="square" draw:fill="none" draw:fill-color="#ffffff" draw:textarea-horizontal-align="left" draw:textarea-vertical-align="top" draw:auto-grow-height="false" fo:padding-top="0.164cm" fo:padding-bottom="0.164cm" fo:padding-left="0.284cm" fo:padding-right="0.284cm" fo:wrap-option="wrap" draw:shadow-color="#1c1c1c"/>
    </style:style>
    <style:style style:name="gr21" style:family="graphic" style:parent-style-name="standard">
      <style:graphic-properties draw:stroke="solid" draw:stroke-dash="Fine_20_Dashed" svg:stroke-width="0.13cm" svg:stroke-color="#000000" draw:marker-start-width="0.375cm" draw:marker-end-width="0.375cm" draw:stroke-linejoin="miter" svg:stroke-linecap="square" draw:fill="none" draw:fill-color="#ffffff" draw:textarea-horizontal-align="left" draw:textarea-vertical-align="top" draw:auto-grow-height="false" fo:padding-top="0.159cm" fo:padding-bottom="0.159cm" fo:padding-left="0.279cm" fo:padding-right="0.279cm" fo:wrap-option="wrap" draw:shadow-color="#1c1c1c"/>
    </style:style>
    <style:style style:name="gr22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2.354cm" fo:min-width="5.115cm" fo:padding-top="0.177cm" fo:padding-bottom="0.177cm" fo:padding-left="0.302cm" fo:padding-right="0.302cm" draw:shadow="hidden"/>
    </style:style>
    <style:style style:name="gr2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458cm" fo:min-width="0.208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378cm" fo:min-width="0.128cm" fo:padding-top="0.165cm" fo:padding-bottom="0.165cm" fo:padding-left="0.29cm" fo:padding-right="0.29cm"/>
    </style:style>
    <style:style style:name="gr25" style:family="graphic" style:parent-style-name="standard">
      <style:graphic-properties svg:stroke-width="0.106cm" svg:stroke-color="#000000" draw:marker-start-width="0.358cm" draw:marker-end-width="0.358cm" draw:textarea-vertical-align="middle" fo:padding-top="0.177cm" fo:padding-bottom="0.177cm" fo:padding-left="0.302cm" fo:padding-right="0.302cm"/>
    </style:style>
    <style:style style:name="gr26" style:family="graphic" style:parent-style-name="standard">
      <style:graphic-properties svg:stroke-width="0.106cm" svg:stroke-color="#000000" draw:marker-start-width="0.359cm" draw:marker-end-width="0.359cm" draw:fill="none" draw:fill-color="#729fcf" draw:textarea-horizontal-align="justify" draw:textarea-vertical-align="middle" draw:auto-grow-height="false" fo:min-height="0.077cm" fo:min-width="0cm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000000" draw:marker-start-width="0.359cm" draw:marker-end-width="0.359cm" draw:fill="none" draw:fill-color="#729fcf" draw:textarea-horizontal-align="justify" draw:textarea-vertical-align="middle" draw:auto-grow-height="false" fo:min-height="0.044cm" fo:min-width="0cm" fo:padding-top="0.178cm" fo:padding-bottom="0.178cm" fo:padding-left="0.303cm" fo:padding-right="0.303cm"/>
    </style:style>
    <style:style style:name="gr28" style:family="graphic" style:parent-style-name="standard">
      <style:graphic-properties draw:stroke="solid" draw:stroke-dash="Fine_20_Dashed" svg:stroke-width="0.106cm" svg:stroke-color="#000000" draw:marker-start-width="0.339cm" draw:marker-end-width="0.339cm" draw:stroke-linejoin="miter" svg:stroke-linecap="square" draw:fill="none" draw:fill-color="#ffffff" draw:textarea-horizontal-align="left" draw:textarea-vertical-align="top" draw:auto-grow-height="false" fo:padding-top="0.147cm" fo:padding-bottom="0.147cm" fo:padding-left="0.267cm" fo:padding-right="0.267cm" fo:wrap-option="wrap" draw:shadow-color="#1c1c1c"/>
    </style:style>
    <style:style style:name="gr29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2.174cm" fo:min-width="4.738cm" fo:padding-top="0.177cm" fo:padding-bottom="0.177cm" fo:padding-left="0.302cm" fo:padding-right="0.302cm" draw:shadow="hidden"/>
    </style:style>
    <style:style style:name="gr30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1.542cm" fo:min-width="4.806cm" fo:padding-top="0.177cm" fo:padding-bottom="0.177cm" fo:padding-left="0.302cm" fo:padding-right="0.302cm" draw:shadow="hidden"/>
    </style:style>
    <style:style style:name="gr31" style:family="graphic" style:parent-style-name="standard">
      <style:graphic-properties draw:stroke="none" svg:stroke-color="#000000" draw:fill="none" draw:fill-color="#ffffff" fo:min-height="0.949cm"/>
    </style:style>
    <style:style style:name="gr32" style:family="graphic" style:parent-style-name="standard">
      <style:graphic-properties draw:stroke="none" svg:stroke-color="#000000" draw:fill="none" draw:fill-color="#ffffff" fo:min-height="0.55cm"/>
    </style:style>
    <style:style style:name="gr33" style:family="graphic" style:parent-style-name="standard">
      <style:graphic-properties draw:stroke="none" svg:stroke-color="#000000" draw:fill="none" draw:fill-color="#ffffff" fo:min-height="0.475cm"/>
    </style:style>
    <style:style style:name="gr34" style:family="graphic" style:parent-style-name="standard">
      <style:graphic-properties draw:stroke="none" svg:stroke-color="#000000" draw:fill="none" draw:fill-color="#ffffff" fo:min-height="0.75cm"/>
    </style:style>
    <style:style style:name="gr35" style:family="graphic" style:parent-style-name="standard">
      <style:graphic-properties draw:stroke="none" svg:stroke-color="#000000" draw:fill="none" draw:fill-color="#ffffff" fo:min-height="1.423cm"/>
    </style:style>
    <style:style style:name="gr36" style:family="graphic" style:parent-style-name="standard">
      <style:graphic-properties draw:stroke="none" svg:stroke-color="#000000" draw:fill="none" draw:fill-color="#ffffff" fo:min-height="0.95cm"/>
    </style:style>
    <style:style style:name="gr37" style:family="graphic" style:parent-style-name="standard">
      <style:graphic-properties draw:stroke="none" svg:stroke-color="#000000" draw:fill="none" draw:fill-color="#ffffff" fo:min-height="0.65cm"/>
    </style:style>
    <style:style style:name="gr38" style:family="graphic" style:parent-style-name="standard">
      <style:graphic-properties draw:stroke="none" svg:stroke-color="#000000" draw:fill="none" draw:fill-color="#ffffff" fo:min-height="1.05cm"/>
    </style:style>
    <style:style style:name="gr39" style:family="graphic" style:parent-style-name="standard">
      <style:graphic-properties draw:stroke="none" svg:stroke-color="#000000" draw:fill="none" draw:fill-color="#ffffff" fo:min-height="0.575cm"/>
    </style:style>
    <style:style style:name="gr40" style:family="graphic" style:parent-style-name="standard">
      <style:graphic-properties draw:stroke="none" svg:stroke-color="#000000" draw:fill="none" draw:fill-color="#ffffff" fo:min-height="2.35cm"/>
    </style:style>
    <style:style style:name="gr41" style:family="graphic" style:parent-style-name="standard">
      <style:graphic-properties draw:stroke="solid" draw:stroke-dash="Dashed_20__28_var_29_" svg:stroke-width="0.106cm" svg:stroke-color="#330000" draw:marker-start-width="0.358cm" draw:marker-end-width="0.358cm" draw:fill-color="#eeeeee" draw:opacity="50%" draw:textarea-horizontal-align="justify" draw:textarea-vertical-align="middle" draw:auto-grow-height="false" fo:min-height="2.629cm" fo:min-width="5.085cm" fo:padding-top="0.177cm" fo:padding-bottom="0.177cm" fo:padding-left="0.302cm" fo:padding-right="0.302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eeeeee" draw:opacity="50%"/>
      <style:paragraph-properties fo:text-align="center"/>
    </style:style>
    <style:style style:name="P4" style:family="paragraph">
      <loext:graphic-properties draw:fill-color="#eeeeee" draw:opacity="50%"/>
      <style:paragraph-properties fo:text-align="start"/>
    </style:style>
    <style:style style:name="P5" style:family="paragraph">
      <loext:graphic-properties draw:fill-color="#eeeeee" draw:opacity="50%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729fcf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Verdana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5.93cm" svg:height="4.745cm" draw:transform="skewX (0.0010471975511966) translate (3.22cm 2.505cm)">
          <text:p text:style-name="P1"><text:span text:style-name="T1">CLUB</text:span></text:p>
          <text:p text:style-name="P1"><text:span text:style-name="T1"/></text:p>
          <text:p text:style-name="P2"><text:span text:style-name="T1"><text:s text:c="2"/></text:span><text:span text:style-name="T1"># club_name</text:span></text:p>
          <text:p text:style-name="P2"><text:span text:style-name="T1"><text:s text:c="2"/></text:span><text:span text:style-name="T1">o c_location</text:span></text:p>
          <text:p text:style-name="P2"><text:span text:style-name="T1"><text:s text:c="2"/></text:span><text:span text:style-name="T1">o meet_times</text:span></text:p>
          <text:p text:style-name="P2"><text:span text:style-name="T1"><text:s text:c="2"/></text:span><text:span text:style-name="T1">* club_email</text:span></text:p>
          <text:p text:style-name="P2"><text:span text:style-name="T1"><text:s text:c="2"/></text:span><text:span text:style-name="T1">o club_ph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6.011cm" svg:height="2.7cm" draw:transform="skewX (0.0010471975511966) translate (20.503cm 10cm)">
          <text:p text:style-name="P2"><text:span text:style-name="T1"><text:s text:c="2"/></text:span><text:span text:style-name="T1">UNIT IN FORM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3.035cm" svg:height="10.5cm" draw:transform="skewX (0.00122173047639603) translate (2.613cm 10.6cm)">
          <text:p text:style-name="P1"/>
          <text:p text:style-name="P1"><text:span text:style-name="T1">USER</text:span></text:p>
          <text:p text:style-name="P2"><text:span text:style-name="T1"/></text:p>
          <text:p text:style-name="P2"><text:span text:style-name="T1"># user_name</text:span><text:span text:style-name="T1"><text:tab/></text:span><text:span text:style-name="T1"><text:tab/></text:span><text:span text:style-name="T1">o u_location</text:span></text:p>
          <text:p text:style-name="P2"><text:span text:style-name="T1">o first_name</text:span><text:span text:style-name="T1"><text:tab/></text:span><text:span text:style-name="T1"><text:tab/></text:span><text:span text:style-name="T1">* is_banned</text:span></text:p>
          <text:p text:style-name="P2"><text:span text:style-name="T1">o last_name</text:span><text:span text:style-name="T1"><text:tab/></text:span><text:span text:style-name="T1"><text:tab/></text:span><text:span text:style-name="T1">o sub_id</text:span></text:p>
          <text:p text:style-name="P2"><text:span text:style-name="T1">* Password</text:span><text:span text:style-name="T1"><text:tab/></text:span><text:span text:style-name="T1"><text:tab/></text:span><text:span text:style-name="T1">o member_of</text:span></text:p>
          <text:p text:style-name="P2"><text:span text:style-name="T1">* user_email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1.401cm" svg:height="4.9cm" draw:transform="skewX (0.000872664625997165) translate (3.404cm 15.6cm)">
          <text:p text:style-name="P1"><text:span text:style-name="T1"/></text:p>
          <text:p text:style-name="P1"><text:span text:style-name="T1">PAID USER</text:span></text:p>
          <text:p text:style-name="P1"><text:span text:style-name="T1">o profile_pic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315cm" svg:height="1.9cm" draw:transform="skewX (0.0010471975511966) translate (10.686cm 12.3cm)">
          <text:p text:style-name="P1"><text:span text:style-name="T1"/></text:p>
          <text:p text:style-name="P1"><text:span text:style-name="T1">UNPAID</text:span></text:p>
          <text:p text:style-name="P1"/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5.513cm" svg:height="2.7cm" draw:transform="skewX (0.00139626340159546) translate (3.787cm 17.3cm)">
          <text:p text:style-name="P1"><text:span text:style-name="T1"/></text:p>
          <text:p text:style-name="P1"><text:span text:style-name="T1">SUBSCRIBER</text:span></text:p>
          <text:p text:style-name="P2"><text:span text:style-name="T1"/></text:p>
          <text:p text:style-name="P2"><text:span text:style-name="T1">* sub_date</text:span></text:p>
          <text:p text:style-name="P2"><text:span text:style-name="T1">* sub_length</text:span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4.712cm" svg:height="2.7cm" draw:transform="skewX (0.0010471975511966) translate (9.703cm 17.3cm)">
          <text:p text:style-name="P1"><text:span text:style-name="T1"/></text:p>
          <text:p text:style-name="P1"><text:span text:style-name="T1"/></text:p>
          <text:p text:style-name="P1"><text:span text:style-name="T1">FULLY PAID</text:span></text:p>
          <text:p text:style-name="P1"><text:span text:style-name="T1"/></text:p>
          <text:p text:style-name="P2"><text:span text:style-name="T1">* purchase_id</text:span></text:p>
          <text:p text:style-name="P2"><text:span text:style-name="T1">* date_paid</text:span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6.011cm" svg:height="3.9cm" draw:transform="skewX (0.00122173047639603) translate (11.189cm 24.4cm)">
          <text:p text:style-name="P1"><text:span text:style-name="T1"/></text:p>
          <text:p text:style-name="P1"><text:span text:style-name="T1"/></text:p>
          <text:p text:style-name="P1"><text:span text:style-name="T1">COMBAT TILE</text:span></text:p>
          <text:p text:style-name="P2"><text:span text:style-name="T1"/></text:p>
          <text:p text:style-name="P2"><text:span text:style-name="T1"># tile_id</text:span></text:p>
          <text:p text:style-name="P2"><text:span text:style-name="T1">* tile_name</text:span></text:p>
          <text:p text:style-name="P2"><text:span text:style-name="T1">* image</text:span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7.097cm" svg:height="6.705cm" draw:transform="skewX (0.0010471975511966) translate (18.518cm 15.345cm)">
          <text:p text:style-name="P1"><text:span text:style-name="T1"/></text:p>
          <text:p text:style-name="P1"><text:span text:style-name="T1">UNIT</text:span></text:p>
          <text:p text:style-name="P1"><text:span text:style-name="T1"/></text:p>
          <text:p text:style-name="P2"><text:span text:style-name="T1"># unit_id</text:span></text:p>
          <text:p text:style-name="P2"><text:span text:style-name="T1">* unit_name</text:span></text:p>
          <text:p text:style-name="P2"><text:span text:style-name="T1">* unit_qty</text:span></text:p>
          <text:p text:style-name="P2"><text:span text:style-name="T1">o psych</text:span></text:p>
          <text:p text:style-name="P2"><text:span text:style-name="T1">* class</text:span></text:p>
          <text:p text:style-name="P2"><text:span text:style-name="T1">* armour</text:span></text:p>
          <text:p text:style-name="P2"><text:span text:style-name="T1">* tech</text:span></text:p>
          <text:p text:style-name="P2"><text:span text:style-name="T1">* mobility</text:span></text:p>
          <text:p text:style-name="P2"><text:span text:style-name="T1">* targeting</text:span></text:p>
          <text:p text:style-name="P2"><text:span text:style-name="T1">* assault</text:span></text:p>
          <text:p text:style-name="P2"><text:span text:style-name="T1">o unit_rules</text:span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6.944cm" svg:height="9.5cm" draw:transform="skewX (0.0010471975511966) translate (33.856cm 19.1cm)">
          <text:p text:style-name="P1"><text:span text:style-name="T1">WEAPON</text:span></text:p>
          <text:p text:style-name="P2"><text:span text:style-name="T1"/></text:p>
          <text:p text:style-name="P2"><text:span text:style-name="T1"># wpn_id</text:span></text:p>
          <text:p text:style-name="P2"><text:span text:style-name="T1">* wpn_category</text:span></text:p>
          <text:p text:style-name="P2"><text:span text:style-name="T1">* wpn_class</text:span></text:p>
          <text:p text:style-name="P2"><text:span text:style-name="T1">* wpn_qty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6.011cm" svg:height="3.4cm" draw:transform="skewX (0.00122173047639603) translate (31.947cm 10.2cm)">
          <text:p text:style-name="P1"><text:span text:style-name="T1">FORMATION</text:span></text:p>
          <text:p text:style-name="P1"><text:span text:style-name="T1"/></text:p>
          <text:p text:style-name="P2"><text:span text:style-name="T1"># form_id</text:span></text:p>
          <text:p text:style-name="P2"><text:span text:style-name="T1">* form_name</text:span></text:p>
          <text:p text:style-name="P2"><text:span text:style-name="T1">* cmd_fo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6.011cm" svg:height="2.805cm" draw:transform="skewX (0.0010471975511966) translate (34.189cm 3.326cm)">
          <text:p text:style-name="P1"><text:span text:style-name="T1">FORMATION IN ARMYLIST</text:span></text:p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6.011cm" svg:height="4.6cm" draw:transform="skewX (0.0010471975511966) translate (23.305cm 3.7cm)">
          <text:p text:style-name="P1"><text:span text:style-name="T1">ARMY LIST</text:span></text:p>
          <text:p text:style-name="P1"><text:span text:style-name="T1"/></text:p>
          <text:p text:style-name="P2"><text:span text:style-name="T1"># army_id</text:span></text:p>
          <text:p text:style-name="P2"><text:span text:style-name="T1">* army_name</text:span></text:p>
          <text:p text:style-name="P2"><text:span text:style-name="T1">o army_ru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6.011cm" svg:height="3.6cm" draw:transform="skewX (0.0010471975511966) translate (11.887cm 4.4cm)">
          <text:p text:style-name="P1"><text:span text:style-name="T1">ARMY ROSTER</text:span></text:p>
          <text:p text:style-name="P2"><text:span text:style-name="T1"/></text:p>
          <text:p text:style-name="P2"><text:span text:style-name="T1">* roster_name</text:span></text:p>
          <text:p text:style-name="P2"><text:span text:style-name="T1">o max_poi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6" draw:layer="layout" svg:x1="5.183cm" svg:y1="21.1cm" svg:x2="5.183cm" svg:y2="24.3cm">
          <text:p/>
        </draw:line>
        <draw:line draw:style-name="gr15" draw:text-style-name="P6" draw:layer="layout" svg:x1="21.671cm" svg:y1="15.281cm" svg:x2="21.674cm" svg:y2="14.077cm">
          <text:p/>
        </draw:line>
        <draw:line draw:style-name="gr15" draw:text-style-name="P6" draw:layer="layout" svg:x1="21.674cm" svg:y1="14.076cm" svg:x2="21.677cm" svg:y2="12.701cm">
          <text:p/>
        </draw:line>
        <draw:line draw:style-name="gr16" draw:text-style-name="P6" draw:layer="layout" svg:x1="21.676cm" svg:y1="13.217cm" svg:x2="22.253cm" svg:y2="12.703cm">
          <text:p/>
        </draw:line>
        <draw:line draw:style-name="gr16" draw:text-style-name="P6" draw:layer="layout" svg:x1="21.675cm" svg:y1="13.217cm" svg:x2="21.1cm" svg:y2="12.7cm">
          <text:p/>
        </draw:line>
        <draw:line draw:style-name="gr17" draw:text-style-name="P6" draw:layer="layout" svg:x1="31.6cm" svg:y1="11.3cm" svg:x2="26.68cm" svg:y2="11.3cm">
          <text:p/>
        </draw:line>
        <draw:line draw:style-name="gr16" draw:text-style-name="P6" draw:layer="layout" svg:x1="31.8cm" svg:y1="18cm" svg:x2="28.9cm" svg:y2="18cm">
          <text:p/>
        </draw:line>
        <draw:custom-shape draw:style-name="gr18" draw:text-style-name="P3" draw:layer="layout" svg:width="5.213cm" svg:height="3.4cm" draw:transform="skewX (0.00122173047639603) translate (1.587cm 24.4cm)">
          <text:p text:style-name="P1"/>
          <text:p text:style-name="P1"><text:span text:style-name="T1">DISCOUNT </text:span></text:p>
          <text:p text:style-name="P2"><text:span text:style-name="T1">#disc_code</text:span></text:p>
          <text:p text:style-name="P2"><text:span text:style-name="T1">* disc_type</text:span></text:p>
          <text:p text:style-name="P2"><text:span text:style-name="T1">* days</text:span></text:p>
          <text:p text:style-name="P2"><text:span text:style-name="T1">*activated</text:span></text:p>
          <text:p text:style-name="P2"><text:span text:style-name="T1"/></text:p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5" draw:text-style-name="P6" draw:layer="layout" svg:x1="31.9cm" svg:y1="11.287cm" svg:x2="29.381cm" svg:y2="11.29cm">
            <text:p/>
          </draw:line>
          <draw:line draw:style-name="gr15" draw:text-style-name="P6" draw:layer="layout" svg:x1="29.379cm" svg:y1="11.29cm" svg:x2="26.501cm" svg:y2="11.294cm">
            <text:p/>
          </draw:line>
          <draw:line draw:style-name="gr16" draw:text-style-name="P6" draw:layer="layout" svg:x1="27.581cm" svg:y1="11.293cm" svg:x2="26.5cm" svg:y2="10.4cm">
            <text:p/>
          </draw:line>
          <draw:line draw:style-name="gr16" draw:text-style-name="P6" draw:layer="layout" svg:x1="27.581cm" svg:y1="11.294cm" svg:x2="26.502cm" svg:y2="12.189cm">
            <text:p/>
          </draw:line>
        </draw:g>
        <draw:g>
          <draw:line draw:style-name="gr15" draw:text-style-name="P6" draw:layer="layout" svg:x1="20.101cm" svg:y1="25.7cm" svg:x2="20.101cm" svg:y2="24.02cm">
            <text:p/>
          </draw:line>
          <draw:line draw:style-name="gr15" draw:text-style-name="P6" draw:layer="layout" svg:x1="20.101cm" svg:y1="24.019cm" svg:x2="20.101cm" svg:y2="22.1cm">
            <text:p/>
          </draw:line>
          <draw:line draw:style-name="gr16" draw:text-style-name="P6" draw:layer="layout" svg:x1="20.101cm" svg:y1="22.82cm" svg:x2="20.6cm" svg:y2="22.1cm">
            <text:p/>
          </draw:line>
          <draw:line draw:style-name="gr16" draw:text-style-name="P6" draw:layer="layout" svg:x1="20.099cm" svg:y1="22.82cm" svg:x2="19.6cm" svg:y2="22.1cm">
            <text:p/>
          </draw:line>
        </draw:g>
        <draw:line draw:style-name="gr15" draw:text-style-name="P6" draw:layer="layout" svg:x1="17.3cm" svg:y1="25.7cm" svg:x2="19.959cm" svg:y2="25.7cm">
          <text:p/>
        </draw:line>
        <draw:g>
          <draw:line draw:style-name="gr15" draw:text-style-name="P6" draw:layer="layout" svg:x1="12.951cm" svg:y1="20.6cm" svg:x2="12.948cm" svg:y2="22.372cm">
            <text:p/>
          </draw:line>
          <draw:line draw:style-name="gr15" draw:text-style-name="P6" draw:layer="layout" svg:x1="12.948cm" svg:y1="22.373cm" svg:x2="12.945cm" svg:y2="24.397cm">
            <text:p/>
          </draw:line>
          <draw:line draw:style-name="gr16" draw:text-style-name="P6" draw:layer="layout" svg:x1="12.946cm" svg:y1="23.638cm" svg:x2="12.4cm" svg:y2="24.395cm">
            <text:p/>
          </draw:line>
          <draw:line draw:style-name="gr16" draw:text-style-name="P6" draw:layer="layout" svg:x1="12.947cm" svg:y1="23.638cm" svg:x2="13.491cm" svg:y2="24.4cm">
            <text:p/>
          </draw:line>
        </draw:g>
        <draw:line draw:style-name="gr16" draw:text-style-name="P6" draw:layer="layout" svg:x1="12.935cm" svg:y1="24.295cm" svg:x2="12.935cm" svg:y2="22.8cm">
          <text:p/>
        </draw:line>
        <draw:g>
          <draw:g>
            <draw:line draw:style-name="gr15" draw:text-style-name="P6" draw:layer="layout" svg:x1="14.9cm" svg:y1="18.543cm" svg:x2="16.578cm" svg:y2="18.548cm">
              <text:p/>
            </draw:line>
            <draw:line draw:style-name="gr15" draw:text-style-name="P6" draw:layer="layout" svg:x1="16.579cm" svg:y1="18.549cm" svg:x2="18.496cm" svg:y2="18.555cm">
              <text:p/>
            </draw:line>
            <draw:line draw:style-name="gr16" draw:text-style-name="P6" draw:layer="layout" svg:x1="17.778cm" svg:y1="18.553cm" svg:x2="18.494cm" svg:y2="19.1cm">
              <text:p/>
            </draw:line>
            <draw:line draw:style-name="gr16" draw:text-style-name="P6" draw:layer="layout" svg:x1="17.778cm" svg:y1="18.552cm" svg:x2="18.5cm" svg:y2="18.009cm">
              <text:p/>
            </draw:line>
          </draw:g>
          <draw:line draw:style-name="gr16" draw:text-style-name="P6" draw:layer="layout" svg:x1="18.4cm" svg:y1="18.564cm" svg:x2="16.984cm" svg:y2="18.562cm">
            <text:p/>
          </draw:line>
        </draw:g>
        <draw:line draw:style-name="gr16" draw:text-style-name="P6" draw:layer="layout" svg:x1="18.5cm" svg:y1="18.6cm" svg:x2="16.9cm" svg:y2="18.565cm">
          <text:p/>
        </draw:line>
        <draw:line draw:style-name="gr15" draw:text-style-name="P6" draw:layer="layout" svg:x1="1.4cm" svg:y1="16.4cm" svg:x2="3.4cm" svg:y2="16.4cm">
          <text:p/>
        </draw:line>
        <draw:line draw:style-name="gr16" draw:text-style-name="P6" draw:layer="layout" svg:x1="1.365cm" svg:y1="9.9cm" svg:x2="1.365cm" svg:y2="4.2cm">
          <text:p/>
        </draw:line>
        <draw:line draw:style-name="gr15" draw:text-style-name="P6" draw:layer="layout" svg:x1="1.365cm" svg:y1="10cm" svg:x2="1.4cm" svg:y2="16.342cm">
          <text:p/>
        </draw:line>
        <draw:g>
          <draw:line draw:style-name="gr15" draw:text-style-name="P6" draw:layer="layout" svg:x1="6.38cm" svg:y1="7.3cm" svg:x2="6.381cm" svg:y2="8.835cm">
            <text:p/>
          </draw:line>
          <draw:line draw:style-name="gr15" draw:text-style-name="P6" draw:layer="layout" svg:x1="6.38cm" svg:y1="8.836cm" svg:x2="6.38cm" svg:y2="10.59cm">
            <text:p/>
          </draw:line>
          <draw:line draw:style-name="gr16" draw:text-style-name="P6" draw:layer="layout" svg:x1="6.381cm" svg:y1="9.932cm" svg:x2="5.681cm" svg:y2="10.592cm">
            <text:p/>
          </draw:line>
          <draw:line draw:style-name="gr16" draw:text-style-name="P6" draw:layer="layout" svg:x1="6.382cm" svg:y1="9.932cm" svg:x2="7.082cm" svg:y2="10.588cm">
            <text:p/>
          </draw:line>
        </draw:g>
        <draw:line draw:style-name="gr16" draw:text-style-name="P6" draw:layer="layout" svg:x1="3.2cm" svg:y1="4.2cm" svg:x2="1.4cm" svg:y2="4.2cm">
          <text:p/>
        </draw:line>
        <draw:ellipse draw:style-name="gr19" draw:text-style-name="P7" draw:layer="layout" svg:width="3.2cm" svg:height="3.3cm" svg:x="36.3cm" svg:y="9.4cm" draw:kind="arc" draw:start-angle="267.47" draw:end-angle="148">
          <text:p/>
        </draw:ellipse>
        <draw:line draw:style-name="gr16" draw:text-style-name="P6" draw:layer="layout" svg:x1="38.7cm" svg:y1="12.33cm" svg:x2="37.975cm" svg:y2="11.73cm">
          <text:p/>
        </draw:line>
        <draw:line draw:style-name="gr16" draw:text-style-name="P6" draw:layer="layout" svg:x1="38.764cm" svg:y1="12.435cm" svg:x2="37.964cm" svg:y2="13.135cm">
          <text:p/>
        </draw:line>
        <draw:line draw:style-name="gr20" draw:text-style-name="P6" draw:layer="layout" svg:x1="21.666cm" svg:y1="14.065cm" svg:x2="21.666cm" svg:y2="12.765cm">
          <text:p/>
        </draw:line>
        <draw:g>
          <draw:line draw:style-name="gr15" draw:text-style-name="P6" draw:layer="layout" svg:x1="36.301cm" svg:y1="10.1cm" svg:x2="36.301cm" svg:y2="8.281cm">
            <text:p/>
          </draw:line>
          <draw:line draw:style-name="gr15" draw:text-style-name="P6" draw:layer="layout" svg:x1="36.301cm" svg:y1="8.28cm" svg:x2="36.301cm" svg:y2="6.2cm">
            <text:p/>
          </draw:line>
          <draw:line draw:style-name="gr16" draw:text-style-name="P6" draw:layer="layout" svg:x1="36.301cm" svg:y1="6.98cm" svg:x2="36.9cm" svg:y2="6.2cm">
            <text:p/>
          </draw:line>
          <draw:line draw:style-name="gr16" draw:text-style-name="P6" draw:layer="layout" svg:x1="36.299cm" svg:y1="6.98cm" svg:x2="35.7cm" svg:y2="6.2cm">
            <text:p/>
          </draw:line>
        </draw:g>
        <draw:line draw:style-name="gr21" draw:text-style-name="P6" draw:layer="layout" svg:x1="36.3cm" svg:y1="7.8cm" svg:x2="36.265cm" svg:y2="6.2cm">
          <text:p/>
        </draw:line>
        <draw:line draw:style-name="gr17" draw:text-style-name="P6" draw:layer="layout" svg:x1="29.4cm" svg:y1="4.821cm" svg:x2="34.066cm" svg:y2="4.79cm">
          <text:p/>
        </draw:line>
        <draw:g>
          <draw:line draw:style-name="gr15" draw:text-style-name="P6" draw:layer="layout" svg:x1="29.498cm" svg:y1="4.834cm" svg:x2="31.692cm" svg:y2="4.816cm">
            <text:p/>
          </draw:line>
          <draw:line draw:style-name="gr15" draw:text-style-name="P6" draw:layer="layout" svg:x1="31.693cm" svg:y1="4.816cm" svg:x2="34.2cm" svg:y2="4.795cm">
            <text:p/>
          </draw:line>
          <draw:line draw:style-name="gr16" draw:text-style-name="P6" draw:layer="layout" svg:x1="33.26cm" svg:y1="4.802cm" svg:x2="34.204cm" svg:y2="5.689cm">
            <text:p/>
          </draw:line>
          <draw:line draw:style-name="gr16" draw:text-style-name="P6" draw:layer="layout" svg:x1="33.26cm" svg:y1="4.801cm" svg:x2="34.197cm" svg:y2="3.9cm">
            <text:p/>
          </draw:line>
        </draw:g>
        <draw:line draw:style-name="gr17" draw:text-style-name="P6" draw:layer="layout" svg:x1="20.7cm" svg:y1="5.889cm" svg:x2="18.049cm" svg:y2="5.9cm">
          <text:p/>
        </draw:line>
        <draw:g>
          <draw:line draw:style-name="gr15" draw:text-style-name="P6" draw:layer="layout" svg:x1="23.199cm" svg:y1="5.887cm" svg:x2="20.727cm" svg:y2="5.89cm">
            <text:p/>
          </draw:line>
          <draw:line draw:style-name="gr15" draw:text-style-name="P6" draw:layer="layout" svg:x1="20.726cm" svg:y1="5.89cm" svg:x2="17.901cm" svg:y2="5.894cm">
            <text:p/>
          </draw:line>
          <draw:line draw:style-name="gr16" draw:text-style-name="P6" draw:layer="layout" svg:x1="18.961cm" svg:y1="5.893cm" svg:x2="17.9cm" svg:y2="5cm">
            <text:p/>
          </draw:line>
          <draw:line draw:style-name="gr16" draw:text-style-name="P6" draw:layer="layout" svg:x1="18.961cm" svg:y1="5.894cm" svg:x2="17.902cm" svg:y2="6.789cm">
            <text:p/>
          </draw:line>
        </draw:g>
        <draw:custom-shape draw:style-name="gr22" draw:text-style-name="P5" draw:layer="layout" svg:width="6.011cm" svg:height="3cm" draw:transform="skewX (0.0010471975511966) translate (31.889cm 15.6cm)">
          <text:p text:style-name="P1"><text:span text:style-name="T1"/></text:p>
          <text:p text:style-name="P2"><text:span text:style-name="T1">TRANSPORT CAPACITY</text:span></text:p>
          <text:p text:style-name="P2"><text:span text:style-name="T1"/></text:p>
          <text:p text:style-name="P2"><text:span text:style-name="T1">#Capacity_ID</text:span></text:p>
          <text:p text:style-name="P2"><text:span text:style-name="T1">* Capac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6" draw:layer="layout" svg:x1="30.4cm" svg:y1="24.7cm" svg:x2="30.4cm" svg:y2="20.3cm">
          <text:p/>
        </draw:line>
        <draw:line draw:style-name="gr15" draw:text-style-name="P6" draw:layer="layout" svg:x1="27.8cm" svg:y1="17.994cm" svg:x2="25.7cm" svg:y2="18cm">
          <text:p/>
        </draw:line>
        <draw:line draw:style-name="gr15" draw:text-style-name="P6" draw:layer="layout" svg:x1="27.8cm" svg:y1="20.294cm" svg:x2="25.7cm" svg:y2="20.3cm">
          <text:p/>
        </draw:line>
        <draw:custom-shape draw:style-name="gr23" draw:text-style-name="P8" draw:layer="layout" svg:width="1cm" svg:height="1cm" svg:x="27.8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1cm" svg:height="1cm" svg:x="27.8cm" svg:y="1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6" draw:layer="layout" svg:x1="30.4cm" svg:y1="20.3cm" svg:x2="28.9cm" svg:y2="20.3cm">
          <text:p/>
        </draw:line>
        <draw:line draw:style-name="gr16" draw:text-style-name="P6" draw:layer="layout" svg:x1="28.3cm" svg:y1="22.3cm" svg:x2="28.3cm" svg:y2="20.8cm">
          <text:p/>
        </draw:line>
        <draw:line draw:style-name="gr16" draw:text-style-name="P6" draw:layer="layout" svg:x1="28.3cm" svg:y1="17.5cm" svg:x2="28.3cm" svg:y2="16cm">
          <text:p/>
        </draw:line>
        <draw:line draw:style-name="gr16" draw:text-style-name="P6" draw:layer="layout" svg:x1="28.3cm" svg:y1="19.8cm" svg:x2="28.3cm" svg:y2="18.5cm">
          <text:p/>
        </draw:line>
        <draw:circle draw:style-name="gr25" draw:text-style-name="P1" draw:layer="layout" svg:width="1.8cm" svg:height="1.8cm" svg:x="26.485cm" svg:y="15.1cm" draw:kind="arc" draw:start-angle="0.39" draw:end-angle="90.7">
          <text:p/>
        </draw:circle>
        <draw:circle draw:style-name="gr25" draw:text-style-name="P1" draw:layer="layout" svg:width="1.8cm" svg:height="1.8cm" draw:transform="rotate (-1.42087254404858) translate (28.155cm 21.421cm)" draw:kind="arc" draw:start-angle="0.39" draw:end-angle="90.7">
          <text:p/>
        </draw:circle>
        <draw:line draw:style-name="gr17" draw:text-style-name="P6" draw:layer="layout" svg:x1="13.661cm" svg:y1="9.266cm" svg:x2="13.661cm" svg:y2="8.067cm">
          <text:p/>
        </draw:line>
        <draw:g>
          <draw:line draw:style-name="gr15" draw:text-style-name="P6" draw:layer="layout" svg:x1="13.628cm" svg:y1="10.6cm" svg:x2="13.639cm" svg:y2="9.388cm">
            <text:p/>
          </draw:line>
          <draw:line draw:style-name="gr15" draw:text-style-name="P6" draw:layer="layout" svg:x1="13.639cm" svg:y1="9.387cm" svg:x2="13.651cm" svg:y2="8.002cm">
            <text:p/>
          </draw:line>
          <draw:line draw:style-name="gr16" draw:text-style-name="P6" draw:layer="layout" svg:x1="13.646cm" svg:y1="8.522cm" svg:x2="14.301cm" svg:y2="8.005cm">
            <text:p/>
          </draw:line>
          <draw:line draw:style-name="gr16" draw:text-style-name="P6" draw:layer="layout" svg:x1="13.645cm" svg:y1="8.522cm" svg:x2="13cm" svg:y2="8cm">
            <text:p/>
          </draw:line>
        </draw:g>
        <draw:custom-shape draw:style-name="gr26" draw:text-style-name="P9" draw:layer="layout" svg:width="0.782cm" svg:height="0.865cm" svg:x="16.918cm" svg:y="18.1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9" draw:layer="layout" svg:width="0.8cm" svg:height="0.8cm" svg:x="4.774cm" svg:y="22.8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9" draw:layer="layout" svg:width="0.8cm" svg:height="0.8cm" svg:x="12.522cm" svg:y="22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9" draw:layer="layout" svg:width="0.782cm" svg:height="0.865cm" svg:x="19.618cm" svg:y="5.45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9" draw:layer="layout" svg:width="0.782cm" svg:height="0.865cm" svg:x="13.266cm" svg:y="8.4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8" draw:text-style-name="P6" draw:layer="layout" svg:x1="5.183cm" svg:y1="23.7cm" svg:x2="4.583cm" svg:y2="24.4cm">
          <text:p/>
        </draw:line>
        <draw:line draw:style-name="gr28" draw:text-style-name="P6" draw:layer="layout" svg:x1="5.783cm" svg:y1="24.4cm" svg:x2="5.183cm" svg:y2="23.7cm">
          <text:p/>
        </draw:line>
        <draw:custom-shape draw:style-name="gr26" draw:text-style-name="P9" draw:layer="layout" svg:width="0.782cm" svg:height="0.865cm" svg:x="30.7cm" svg:y="17.5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9" draw:layer="layout" svg:width="0.782cm" svg:height="0.865cm" svg:x="21.265cm" svg:y="13.3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9" draw:layer="layout" svg:width="0.705cm" svg:height="0.865cm" svg:x="27.728cm" svg:y="10.8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9" draw:layer="layout" svg:width="0.782cm" svg:height="0.865cm" svg:x="35.9cm" svg:y="6.8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9" draw:layer="layout" svg:width="0.782cm" svg:height="0.865cm" svg:x="32.159cm" svg:y="4.4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6" draw:layer="layout" svg:x1="22.3cm" svg:y1="13.3cm" svg:x2="21.1cm" svg:y2="13.3cm">
          <text:p/>
        </draw:line>
        <draw:line draw:style-name="gr21" draw:text-style-name="P6" draw:layer="layout" svg:x1="27.672cm" svg:y1="11.9cm" svg:x2="27.672cm" svg:y2="10.8cm">
          <text:p/>
        </draw:line>
        <draw:line draw:style-name="gr21" draw:text-style-name="P6" draw:layer="layout" svg:x1="33.1cm" svg:y1="5.4cm" svg:x2="33.1cm" svg:y2="4.3cm">
          <text:p/>
        </draw:line>
        <draw:line draw:style-name="gr21" draw:text-style-name="P6" draw:layer="layout" svg:x1="36.894cm" svg:y1="6.8cm" svg:x2="35.694cm" svg:y2="6.8cm">
          <text:p/>
        </draw:line>
        <draw:custom-shape draw:style-name="gr29" draw:text-style-name="P3" draw:layer="layout" svg:width="5.614cm" svg:height="2.8cm" draw:transform="skewX (0.0010471975511966) translate (34.497cm 25.3cm)">
          <text:p text:style-name="P1"><text:span text:style-name="T1">VEHICLE</text:span></text:p>
          <text:p text:style-name="P1"><text:span text:style-name="T1"/></text:p>
          <text:p text:style-name="P2"><text:span text:style-name="T1">* vehicle_aa</text:span></text:p>
          <text:p text:style-name="P2"><text:span text:style-name="T1">* wpn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" draw:layer="layout" svg:width="5.614cm" svg:height="2.1cm" draw:transform="skewX (0.000872664625997165) translate (34.496cm 22.7cm)">
          <text:p text:style-name="P1"><text:span text:style-name="T1"/></text:p>
          <text:p text:style-name="P1"><text:span text:style-name="T1">INF CAV</text:span></text:p>
          <text:p text:style-name="P1"><text:span text:style-name="T1"/></text:p>
          <text:p text:style-name="P2"><text:span text:style-name="T1">*inf_cav_aa</text:span></text:p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0" draw:layer="layout" svg:width="2.7cm" svg:height="1.199cm" svg:x="0.8cm" svg:y="2.901cm">
          <draw:text-box>
            <text:p><text:span text:style-name="T1">Organised by</text:span></text:p>
          </draw:text-box>
        </draw:frame>
        <draw:frame draw:style-name="gr31" draw:text-style-name="P10" draw:layer="layout" svg:width="2.5cm" svg:height="1.199cm" svg:x="0.426cm" svg:y="16.5cm">
          <draw:text-box>
            <text:p><text:span text:style-name="T1">organises</text:span></text:p>
          </draw:text-box>
        </draw:frame>
        <draw:frame draw:style-name="gr31" draw:text-style-name="P10" draw:layer="layout" svg:width="3.1cm" svg:height="1.199cm" svg:x="3.6cm" svg:y="7.201cm">
          <draw:text-box>
            <text:p><text:span text:style-name="T1">Membership to</text:span></text:p>
          </draw:text-box>
        </draw:frame>
        <draw:frame draw:style-name="gr32" draw:text-style-name="P10" draw:layer="layout" svg:width="4.1cm" svg:height="0.8cm" svg:x="6.5cm" svg:y="9.6cm">
          <draw:text-box>
            <text:p><text:span text:style-name="T1">Members of</text:span></text:p>
          </draw:text-box>
        </draw:frame>
        <draw:frame draw:style-name="gr33" draw:text-style-name="P10" draw:layer="layout" svg:width="3.4cm" svg:height="0.725cm" svg:x="5.1cm" svg:y="21.075cm">
          <draw:text-box>
            <text:p><text:span text:style-name="T1">Activates</text:span></text:p>
          </draw:text-box>
        </draw:frame>
        <draw:frame draw:style-name="gr33" draw:text-style-name="P10" draw:layer="layout" svg:width="4.1cm" svg:height="0.725cm" svg:x="1.983cm" svg:y="23.7cm">
          <draw:text-box>
            <text:p><text:span text:style-name="T1">Activated by</text:span></text:p>
          </draw:text-box>
        </draw:frame>
        <draw:frame draw:style-name="gr33" draw:text-style-name="P10" draw:layer="layout" svg:width="3.5cm" svg:height="0.725cm" svg:x="10.9cm" svg:y="21.1cm">
          <draw:text-box>
            <text:p><text:span text:style-name="T1">Submits</text:span></text:p>
          </draw:text-box>
        </draw:frame>
        <draw:frame draw:style-name="gr32" draw:text-style-name="P10" draw:layer="layout" svg:width="3.8cm" svg:height="0.8cm" svg:x="13.3cm" svg:y="23.7cm">
          <draw:text-box>
            <text:p><text:span text:style-name="T1">Submitted by</text:span></text:p>
          </draw:text-box>
        </draw:frame>
        <draw:frame draw:style-name="gr34" draw:text-style-name="P10" draw:layer="layout" svg:width="2.6cm" svg:height="1cm" svg:x="14.7cm" svg:y="17.8cm">
          <draw:text-box>
            <text:p><text:span text:style-name="T1">Creates</text:span></text:p>
          </draw:text-box>
        </draw:frame>
        <draw:frame draw:style-name="gr34" draw:text-style-name="P10" draw:layer="layout" svg:width="2.7cm" svg:height="1cm" svg:x="16.1cm" svg:y="19cm">
          <draw:text-box>
            <text:p><text:span text:style-name="T1">Created by</text:span></text:p>
          </draw:text-box>
        </draw:frame>
        <draw:frame draw:style-name="gr34" draw:text-style-name="P10" draw:layer="layout" svg:width="2.6cm" svg:height="1cm" svg:x="13.5cm" svg:y="9.9cm">
          <draw:text-box>
            <text:p><text:span text:style-name="T1">Creates</text:span></text:p>
          </draw:text-box>
        </draw:frame>
        <draw:frame draw:style-name="gr34" draw:text-style-name="P10" draw:layer="layout" svg:width="2.7cm" svg:height="1cm" svg:x="10.9cm" svg:y="8.1cm">
          <draw:text-box>
            <text:p><text:span text:style-name="T1">Created by</text:span></text:p>
          </draw:text-box>
        </draw:frame>
        <draw:frame draw:style-name="gr31" draw:text-style-name="P10" draw:layer="layout" svg:width="2.8cm" svg:height="1.199cm" svg:x="17.1cm" svg:y="25.001cm">
          <draw:text-box>
            <text:p><text:span text:style-name="T1">Visuals for</text:span></text:p>
          </draw:text-box>
        </draw:frame>
        <draw:frame draw:style-name="gr32" draw:text-style-name="P10" draw:layer="layout" svg:width="2.9cm" svg:height="0.8cm" svg:x="20.4cm" svg:y="22.2cm">
          <draw:text-box>
            <text:p><text:span text:style-name="T1">Visuals from</text:span></text:p>
          </draw:text-box>
        </draw:frame>
        <draw:frame draw:style-name="gr35" draw:text-style-name="P10" draw:layer="layout" svg:width="2.5cm" svg:height="1.673cm" svg:x="25.7cm" svg:y="18.3cm">
          <draw:text-box>
            <text:p><text:span text:style-name="T1">Mounts</text:span><text:span text:style-name="T1"><text:line-break/></text:span><text:span text:style-name="T1">OR</text:span></text:p>
            <text:p><text:span text:style-name="T1">Mounts</text:span></text:p>
          </draw:text-box>
        </draw:frame>
        <draw:frame draw:style-name="gr31" draw:text-style-name="P10" draw:layer="layout" svg:width="2.6cm" svg:height="1.199cm" svg:x="29.9cm" svg:y="16.8cm">
          <draw:text-box>
            <text:p><text:span text:style-name="T1">Mounted on</text:span></text:p>
          </draw:text-box>
        </draw:frame>
        <draw:frame draw:style-name="gr31" draw:text-style-name="P10" draw:layer="layout" svg:width="2.6cm" svg:height="1.199cm" svg:x="28.3cm" svg:y="23.7cm">
          <draw:text-box>
            <text:p><text:span text:style-name="T1">Mounted on</text:span></text:p>
          </draw:text-box>
        </draw:frame>
        <draw:frame draw:style-name="gr33" draw:text-style-name="P10" draw:layer="layout" svg:width="2.7cm" svg:height="0.725cm" svg:x="22.2cm" svg:y="12.775cm">
          <draw:text-box>
            <text:p><text:span text:style-name="T1">Held by</text:span></text:p>
          </draw:text-box>
        </draw:frame>
        <draw:frame draw:style-name="gr32" draw:text-style-name="P10" draw:layer="layout" svg:width="3.1cm" svg:height="0.8cm" svg:x="20.1cm" svg:y="14.6cm">
          <draw:text-box>
            <text:p><text:span text:style-name="T1">Holds</text:span></text:p>
          </draw:text-box>
        </draw:frame>
        <draw:frame draw:style-name="gr36" draw:text-style-name="P10" draw:layer="layout" svg:width="2.884cm" svg:height="1.2cm" svg:x="28.213cm" svg:y="10.6cm">
          <draw:text-box>
            <text:p><text:span text:style-name="T1">Part of</text:span></text:p>
          </draw:text-box>
        </draw:frame>
        <draw:frame draw:style-name="gr32" draw:text-style-name="P10" draw:layer="layout" svg:width="3.2cm" svg:height="0.8cm" svg:x="29.5cm" svg:y="11.4cm">
          <draw:text-box>
            <text:p><text:span text:style-name="T1">Consists of</text:span></text:p>
          </draw:text-box>
        </draw:frame>
        <draw:frame draw:style-name="gr37" draw:text-style-name="P10" draw:layer="layout" svg:width="2.8cm" svg:height="0.9cm" svg:x="38.1cm" svg:y="8.7cm">
          <draw:text-box>
            <text:p><text:span text:style-name="T1">Commands</text:span></text:p>
          </draw:text-box>
        </draw:frame>
        <draw:frame draw:style-name="gr38" draw:text-style-name="P10" draw:layer="layout" svg:width="3cm" svg:height="1.3cm" svg:x="38.2cm" svg:y="12.8cm">
          <draw:text-box>
            <text:p><text:span text:style-name="T1">Commanded by</text:span></text:p>
          </draw:text-box>
        </draw:frame>
        <draw:frame draw:style-name="gr39" draw:text-style-name="P10" draw:layer="layout" svg:width="2.3cm" svg:height="0.825cm" svg:x="34.7cm" svg:y="9.475cm">
          <draw:text-box>
            <text:p><text:span text:style-name="T1">Holds</text:span></text:p>
          </draw:text-box>
        </draw:frame>
        <draw:frame draw:style-name="gr34" draw:text-style-name="P10" draw:layer="layout" svg:width="2.5cm" svg:height="1cm" svg:x="36.8cm" svg:y="6.1cm">
          <draw:text-box>
            <text:p><text:span text:style-name="T1">Held by</text:span></text:p>
          </draw:text-box>
        </draw:frame>
        <draw:frame draw:style-name="gr34" draw:text-style-name="P10" draw:layer="layout" svg:width="2.3cm" svg:height="1cm" svg:x="32.3cm" svg:y="3.5cm">
          <draw:text-box>
            <text:p><text:span text:style-name="T1">Part of</text:span></text:p>
          </draw:text-box>
        </draw:frame>
        <draw:frame draw:style-name="gr31" draw:text-style-name="P10" draw:layer="layout" svg:width="3cm" svg:height="1.199cm" svg:x="29.2cm" svg:y="4.9cm">
          <draw:text-box>
            <text:p><text:span text:style-name="T1">Consists of</text:span></text:p>
          </draw:text-box>
        </draw:frame>
        <draw:frame draw:style-name="gr37" draw:text-style-name="P10" draw:layer="layout" svg:width="3.2cm" svg:height="0.9cm" svg:x="21.3cm" svg:y="5.1cm">
          <draw:text-box>
            <text:p><text:span text:style-name="T1">Dictates</text:span></text:p>
          </draw:text-box>
        </draw:frame>
        <draw:frame draw:style-name="gr34" draw:text-style-name="P10" draw:layer="layout" svg:width="3.3cm" svg:height="1cm" svg:x="18cm" svg:y="6.4cm">
          <draw:text-box>
            <text:p><text:span text:style-name="T1">Dictated by</text:span></text:p>
          </draw:text-box>
        </draw:frame>
        <draw:frame draw:style-name="gr40" draw:text-style-name="P11" draw:layer="layout" svg:width="12cm" svg:height="2.6cm" svg:x="12.7cm" svg:y="1.2cm">
          <draw:text-box>
            <text:p text:style-name="P1"><text:span text:style-name="T2">POLYVERSAL</text:span></text:p>
            <text:p text:style-name="P1">Enhanced Entity Relationship Model</text:p>
          </draw:text-box>
        </draw:frame>
        <draw:g>
          <draw:line draw:style-name="gr15" draw:text-style-name="P6" draw:layer="layout" svg:x1="31.4cm" svg:y1="26.017cm" svg:x2="32.513cm" svg:y2="26.012cm">
            <text:p/>
          </draw:line>
          <draw:line draw:style-name="gr15" draw:text-style-name="P6" draw:layer="layout" svg:x1="32.514cm" svg:y1="26.012cm" svg:x2="33.785cm" svg:y2="26.006cm">
            <text:p/>
          </draw:line>
          <draw:line draw:style-name="gr16" draw:text-style-name="P6" draw:layer="layout" svg:x1="33.307cm" svg:y1="26.008cm" svg:x2="33.8cm" svg:y2="26.705cm">
            <text:p/>
          </draw:line>
          <draw:line draw:style-name="gr16" draw:text-style-name="P6" draw:layer="layout" svg:x1="33.307cm" svg:y1="26.033cm" svg:x2="33.8cm" svg:y2="25.305cm">
            <text:p/>
          </draw:line>
        </draw:g>
        <draw:line draw:style-name="gr21" draw:text-style-name="P6" draw:layer="layout" svg:x1="33.8cm" svg:y1="26.012cm" svg:x2="31.1cm" svg:y2="26.005cm">
          <text:p/>
        </draw:line>
        <draw:custom-shape draw:style-name="gr26" draw:text-style-name="P9" draw:layer="layout" svg:width="0.782cm" svg:height="0.865cm" svg:x="32.318cm" svg:y="25.5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3" draw:layer="layout" svg:width="6.011cm" svg:height="3.305cm" draw:transform="skewX (0.000872664625997165) translate (25.003cm 24.8cm)">
          <text:p text:style-name="P1"/>
          <text:p text:style-name="P1"><text:span text:style-name="T1">WEAPON LOADOUT</text:span></text:p>
          <text:p text:style-name="P1"><text:span text:style-name="T1"/></text:p>
          <text:p text:style-name="P2"><text:span text:style-name="T1"># Loadout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10" draw:layer="layout" svg:width="2.1cm" svg:height="0.725cm" svg:x="30.9cm" svg:y="25.175cm">
          <draw:text-box>
            <text:p><text:span text:style-name="T1">Carries</text:span></text:p>
          </draw:text-box>
        </draw:frame>
        <draw:frame draw:style-name="gr31" draw:text-style-name="P10" draw:layer="layout" svg:width="2.6cm" svg:height="1.199cm" svg:x="32.1cm" svg:y="26.7cm">
          <draw:text-box>
            <text:p><text:span text:style-name="T1">Carried</text:span></text:p>
            <text:p><text:span text:style-name="T1">b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5:33:42.382000000</meta:creation-date>
    <dc:date>2017-04-25T08:31:35.987000000</dc:date>
    <meta:editing-duration>P1DT9H35M14S</meta:editing-duration>
    <meta:editing-cycles>67</meta:editing-cycles>
    <meta:generator>LibreOffice/5.2.4.2$Windows_x86 LibreOffice_project/3d5603e1122f0f102b62521720ab13a38a4e0eb0</meta:generator>
    <meta:document-statistic meta:object-count="154"/>
  </office:meta>
</office:document-meta>
</file>